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29.94mm" svg:height="210.97mm" svg:x="77.55mm" svg:y="2.58mm">
            <loext:p draw:notify-on-update-of-ranges="Sheet1.C2:Sheet1.C6 Sheet1.B2:Sheet1.B6 Sheet1.C1:Sheet1.C1 Sheet1.A2:Sheet1.A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Tempo de classificação</text:p>
          </table:table-cell>
          <table:table-cell office:value-type="string" calcext:value-type="string">
            <text:p>Abordagens</text:p>
          </table:table-cell>
        </table:table-row>
        <table:table-row table:style-name="ro1">
          <table:table-cell office:value-type="float" office:value="99.7" calcext:value-type="float">
            <text:p>99,7</text:p>
          </table:table-cell>
          <table:table-cell office:value-type="float" office:value="166.326" calcext:value-type="float">
            <text:p>166,326</text:p>
          </table:table-cell>
          <table:table-cell office:value-type="string" calcext:value-type="string">
            <text:p>HYB(P25-N1)-C</text:p>
          </table:table-cell>
        </table:table-row>
        <table:table-row table:style-name="ro1">
          <table:table-cell office:value-type="float" office:value="99.7" calcext:value-type="float">
            <text:p>99,7</text:p>
          </table:table-cell>
          <table:table-cell office:value-type="float" office:value="155.684" calcext:value-type="float">
            <text:p>155,684</text:p>
          </table:table-cell>
          <table:table-cell office:value-type="string" calcext:value-type="string">
            <text:p>HYB(P25-N1)-30</text:p>
          </table:table-cell>
        </table:table-row>
        <table:table-row table:style-name="ro1">
          <table:table-cell office:value-type="float" office:value="99.69" calcext:value-type="float">
            <text:p>99,69</text:p>
          </table:table-cell>
          <table:table-cell office:value-type="float" office:value="155.359" calcext:value-type="float">
            <text:p>155,359</text:p>
          </table:table-cell>
          <table:table-cell office:value-type="string" calcext:value-type="string">
            <text:p>HYB(P25-N1)-20</text:p>
          </table:table-cell>
        </table:table-row>
        <table:table-row table:style-name="ro1">
          <table:table-cell office:value-type="float" office:value="97.54" calcext:value-type="float">
            <text:p>97,54</text:p>
          </table:table-cell>
          <table:table-cell office:value-type="float" office:value="136.137" calcext:value-type="float">
            <text:p>136,137</text:p>
          </table:table-cell>
          <table:table-cell office:value-type="string" calcext:value-type="string">
            <text:p>HYB(P1-N1)-12</text:p>
          </table:table-cell>
        </table:table-row>
        <table:table-row table:style-name="ro1">
          <table:table-cell office:value-type="float" office:value="97.11" calcext:value-type="float">
            <text:p>97,11</text:p>
          </table:table-cell>
          <table:table-cell office:value-type="float" office:value="156.564" calcext:value-type="float">
            <text:p>156,564</text:p>
          </table:table-cell>
          <table:table-cell office:value-type="string" calcext:value-type="string">
            <text:p>HYB(P25-N1)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0:40:29.765333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3:07:02.722978311</meta:creation-date>
    <dc:date>2018-01-31T20:44:45.221585234</dc:date>
    <meta:editing-duration>PT15M50S</meta:editing-duration>
    <meta:editing-cycles>4</meta:editing-cycles>
    <meta:generator>LibreOffice/5.1.6.2$Linux_X86_64 LibreOffice_project/1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995cm" svg:height="21.098cm" xlink:href=".." xlink:type="simple" chart:class="chart:scatter" chart:style-name="ch1">
        <chart:legend chart:legend-position="end" svg:x="28.88cm" svg:y="10.132cm" style:legend-expansion="high" chart:style-name="ch2"/>
        <chart:plot-area chart:style-name="ch3" table:cell-range-address="Sheet1.A2:Sheet1.C6 Sheet1.C1:Sheet1.C1" chart:data-source-has-labels="both" svg:x="2.057cm" svg:y="0.421cm" svg:width="26.164cm" svg:height="18.888cm">
          <chartooo:coordinate-region svg:x="3.419cm" svg:y="0.726cm" svg:width="24.325cm" svg:height="17.724cm"/>
          <chart:axis chart:dimension="x" chart:name="primary-x" chart:style-name="ch4" chartooo:axis-type="auto">
            <chart:title svg:x="10.512cm" svg:y="19.731cm" chart:style-name="ch5">
              <text:p>Tempo de Classificação (segundos)</text:p>
            </chart:title>
            <chart:categories table:cell-range-address="Sheet1.C2:Sheet1.C6"/>
          </chart:axis>
          <chart:axis chart:dimension="y" chart:name="primary-y" chart:style-name="ch4">
            <chart:title svg:x="0.451cm" svg:y="11.594cm" chart:style-name="ch6">
              <text:p>Acurácia (%)</text:p>
            </chart:title>
            <chart:grid chart:style-name="ch7" chart:class="major"/>
          </chart:axis>
          <chart:series chart:style-name="ch8" chart:values-cell-range-address="Sheet1.A2:Sheet1.A6" chart:label-cell-address="Sheet1.C1:Sheet1.C1" chart:class="chart:scatter">
            <chart:domain table:cell-range-address="Sheet1.B2:Sheet1.B6"/>
            <chart:data-point/>
            <chart:data-point chart:style-name="ch9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ordage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YB(P25-N1)-C</text:p>
                <draw:g>
                  <svg:desc>Sheet1.C2:Sheet1.C6</svg:desc>
                </draw:g>
              </table:table-cell>
              <table:table-cell office:value-type="float" office:value="166.326">
                <text:p>166.326</text:p>
                <draw:g>
                  <svg:desc>Sheet1.B2:Sheet1.B6</svg:desc>
                </draw:g>
              </table:table-cell>
              <table:table-cell office:value-type="float" office:value="99.7">
                <text:p>99.7</text:p>
                <draw:g>
                  <svg:desc>Sheet1.A2:Sheet1.A6</svg:desc>
                </draw:g>
              </table:table-cell>
            </table:table-row>
            <table:table-row>
              <table:table-cell office:value-type="string">
                <text:p>HYB(P25-N1)-30</text:p>
              </table:table-cell>
              <table:table-cell office:value-type="float" office:value="155.684">
                <text:p>155.68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HYB(P25-N1)-20</text:p>
              </table:table-cell>
              <table:table-cell office:value-type="float" office:value="155.359">
                <text:p>155.359</text:p>
              </table:table-cell>
              <table:table-cell office:value-type="float" office:value="99.69">
                <text:p>99.69</text:p>
              </table:table-cell>
            </table:table-row>
            <table:table-row>
              <table:table-cell office:value-type="string">
                <text:p>HYB(P1-N1)-12</text:p>
              </table:table-cell>
              <table:table-cell office:value-type="float" office:value="136.137">
                <text:p>136.137</text:p>
              </table:table-cell>
              <table:table-cell office:value-type="float" office:value="97.54">
                <text:p>97.54</text:p>
              </table:table-cell>
            </table:table-row>
            <table:table-row>
              <table:table-cell office:value-type="string">
                <text:p>HYB(P25-N1)-6</text:p>
              </table:table-cell>
              <table:table-cell office:value-type="float" office:value="156.564">
                <text:p>156.564</text:p>
              </table:table-cell>
              <table:table-cell office:value-type="float" office:value="97.11">
                <text:p>97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